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4pt" fo:font-weight="normal" officeooo:paragraph-rsid="0012c9d2" style:font-size-asian="14pt" style:font-weight-asian="normal" style:font-size-complex="14pt" style:font-weight-complex="normal"/>
    </style:style>
    <style:style style:name="P2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paragraph-rsid="0012c9d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officeooo:paragraph-rsid="0012c9d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12c9d2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paragraph-rsid="0012c9d2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fo:font-size="14pt" fo:font-weight="normal" officeooo:paragraph-rsid="0012c9d2" style:font-size-asian="14pt" style:font-weight-asian="normal" style:font-size-complex="14pt" style:font-weight-complex="normal"/>
    </style:style>
    <style:style style:name="T1" style:family="text">
      <style:text-properties officeooo:rsid="001946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lide 1:</text:p>
      <text:p text:style-name="P4">«РАЗРАБОТКА АППАРАТНО-ПРОГРАММНОГО КОМПЛЕКСА ЛАБОРАТОРНОГО ОБОРУДОВАНИЯ И ВИДЕОКУРСА ДЛЯ ИЗУЧЕНИЯ ПРОМЫШЛЕННЫХ КОНТРОЛЛЕРОВ»</text:p>
      <text:p text:style-name="P4"/>
      <text:p text:style-name="P3">ОПИСАНИЕ ПРОЕКТА</text:p>
      <text:p text:style-name="P3"/>
      <text:p text:style-name="P1">Проект включает в себя разработку аппаратно-программного комплекса лабораторного оборудования и видеокурса для изучения программируемых логических контроллеров, составляющих сегодня основу элементной базы построения современных промышленных систем управления.</text:p>
      <text:p text:style-name="P2">Лабораторный комплекс строится на базе программируемых контроллеров, операторных панелей и модулей удаленного ввода/вывода, выпускаемых крупнейшим российским производителем средств автоматизации – компанией ОВЕН.</text:p>
      <text:p text:style-name="P2">В курсе последовательно излагаются принципы архитектурной организации контроллеров и базовые основы работы с языками их программирования. Курс включает в себя большое число практических примеров и задач, что позволит обучающемуся после окончания его прохождения уже самостоятельно выполнить несколько несложных проектов автоматизации.</text:p>
      <text:p text:style-name="P2">Обучение ведется на примерах устройств, выпускаемых в России конкретной компанией. Однако в силу того, что подобная техника является типовой, а ее программирование и конфигурирование осуществляется в соответствии с общепринятыми соглашениями и стандартами курс будет полезен и тем, кто работает с изделиями других российских и зарубежных производителей (АГАВА, Fastwel, Siemens, Mitsubishi и др.).</text:p>
      <text:p text:style-name="P2">Работа с контроллером ведется и в рамках очного обучения, и с использованием последней версии широко известной и отлично зарекомендовавшей себя специализированной среды разработки CODESYS V3.5. На основе этого пакета представляются и анализируются отечественные и зарубежные решения по созданию программных проектов для современных промышленных контроллеров.</text:p>
      <text:p text:style-name="P3">ОЖИДАЕМЫЕ РЕЗУЛЬТАТЫ</text:p>
      <text:p text:style-name="P5">Проект разрабатывается вузом и его цели, роль, а также и ожидаемые результаты не могут не связываться с его основной образовательной деятельностью.</text:p>
      <text:p text:style-name="P5">Мы ожидаем:</text:p>
      <text:list xml:id="list2658386675" text:style-name="L1">
        <text:list-item>
          <text:p text:style-name="P6">· Получения учащимися компетенций по работе с новейшими техническими средствами, что будет способствовать увеличению числа <text:soft-page-break/>выпускников, успешно устроившихся на работу по данному направлению обучения, повышению их оценки со стороны работодателей.</text:p>
        </text:list-item>
        <text:list-item>
          <text:p text:style-name="P6">· Повышение качества освоения учебного направления за счет современных методов подачи материала.</text:p>
        </text:list-item>
        <text:list-item>
          <text:p text:style-name="P6">· Расширение сетевого взаимодействия с другими вузами, увеличение количества заключенных договоров и числа студентов, участвующих в сетевом обмене.</text:p>
        </text:list-item>
        <text:list-item>
          <text:p text:style-name="P6">· Увеличение внебюджетного финансирования образовательной деятельности вуза, за счет более широкого заключения договоров на оказание дополнительных образовательных услуг с организациями и физическими лицами при реализации дополнительной программы образования с использованием разрабатываемого видео курса.</text:p>
        </text:list-item>
      </text:list>
      <text:p text:style-name="P3"/>
      <text:p text:style-name="P3">ПОТЕНЦИАЛ ДЛЯ СОТРУДНИЧЕСТВА</text:p>
      <text:p text:style-name="P3"/>
      <text:list xml:id="list2565382605" text:style-name="L2">
        <text:list-item>
          <text:p text:style-name="P7">Видеокурс послужит основой дистанционных курсов дополнительного образования, будет использоваться для организации с вузами-партнерами виртуальной академической мобильности.</text:p>
        </text:list-item>
        <text:list-item>
          <text:p text:style-name="P7">Видеокурс станет основой дистанционных курсов повышения квалификации для работников промышленных предприятий.</text:p>
        </text:list-item>
        <text:list-item>
          <text:p text:style-name="P7">Мы готовы делиться методическими и техническими наработками в оснащении учебных лабораторий по курсам, посвященным разработке промышленных систем автоматизации на базе современной элементной базы – программируемых логических контроллеров, операторных панелей, модулей ввода-вывода с применением цифровых сетевых технологий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1:05:15.990657749</meta:creation-date>
    <dc:date>2025-11-29T01:10:54.676893364</dc:date>
    <meta:editing-duration>PT3H8M4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19" meta:word-count="388" meta:character-count="3318" meta:non-whitespace-character-count="2954"/>
  </office:meta>
</office:document-meta>
</file>